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196d0" officeooo:paragraph-rsid="001196d0"/>
    </style:style>
    <style:style style:name="P2" style:family="paragraph" style:parent-style-name="Heading_20_1">
      <style:text-properties officeooo:rsid="0014d073" officeooo:paragraph-rsid="0014d073"/>
    </style:style>
    <style:style style:name="P3" style:family="paragraph" style:parent-style-name="Preformatted_20_Text">
      <style:text-properties fo:font-size="20pt" fo:font-weight="bold" officeooo:rsid="001196d0" officeooo:paragraph-rsid="001196d0" style:font-size-asian="20pt" style:font-weight-asian="bold" style:font-size-complex="20pt" style:font-weight-complex="bold" loext:padding="0.0201in" loext:border="0.99pt solid #ff3333" loext:shadow="none"/>
    </style:style>
    <style:style style:name="P4" style:family="paragraph" style:parent-style-name="Preformatted_20_Text">
      <style:text-properties fo:font-size="12pt" fo:font-weight="bold" officeooo:rsid="001196d0" officeooo:paragraph-rsid="001196d0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1196d0" officeooo:paragraph-rsid="0014c2d5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rsid="001196d0" officeooo:paragraph-rsid="0014d073" style:font-size-asian="10.5pt" style:font-weight-asian="bold" style:font-size-complex="12pt" style:font-weight-complex="bold"/>
    </style:style>
    <style:style style:name="P7" style:family="paragraph" style:parent-style-name="Preformatted_20_Text">
      <style:paragraph-properties fo:padding="0.0201in" fo:border="0.99pt solid #ff3333" style:shadow="none"/>
      <style:text-properties fo:font-size="12.5pt" fo:font-weight="bold" officeooo:rsid="001196d0" officeooo:paragraph-rsid="0014c2d5" style:font-size-asian="12.5pt" style:font-weight-asian="bold" style:font-size-complex="12.5pt" style:font-weight-complex="bold" loext:padding="0in" loext:border="none" loext:shadow="none"/>
    </style:style>
    <style:style style:name="P8" style:family="paragraph" style:parent-style-name="Preformatted_20_Text">
      <style:paragraph-properties fo:padding="0.0201in" fo:border="0.99pt solid #ff3333" style:shadow="none"/>
      <style:text-properties fo:font-size="12.5pt" fo:font-weight="bold" officeooo:rsid="001196d0" officeooo:paragraph-rsid="0014d073" style:font-size-asian="12.5pt" style:font-weight-asian="bold" style:font-size-complex="12.5pt" style:font-weight-complex="bold" loext:padding="0in" loext:border="none" loext:shadow="none"/>
    </style:style>
    <style:style style:name="P9" style:family="paragraph" style:parent-style-name="Text_20_body">
      <style:text-properties officeooo:rsid="001196d0" officeooo:paragraph-rsid="001196d0"/>
    </style:style>
    <style:style style:name="P10" style:family="paragraph" style:parent-style-name="Text_20_body" style:list-style-name="L2">
      <style:text-properties officeooo:rsid="001196d0" officeooo:paragraph-rsid="001196d0"/>
    </style:style>
    <style:style style:name="P11" style:family="paragraph" style:parent-style-name="Text_20_body" style:list-style-name="L3">
      <style:text-properties officeooo:rsid="001196d0" officeooo:paragraph-rsid="001196d0"/>
    </style:style>
    <style:style style:name="P12" style:family="paragraph" style:parent-style-name="Text_20_body" style:list-style-name="L3">
      <style:text-properties officeooo:rsid="001196d0" officeooo:paragraph-rsid="0014c2d5"/>
    </style:style>
    <style:style style:name="P13" style:family="paragraph" style:parent-style-name="Text_20_body" style:list-style-name="L3">
      <style:text-properties officeooo:rsid="001196d0" officeooo:paragraph-rsid="0014d073"/>
    </style:style>
    <style:style style:name="P14" style:family="paragraph" style:parent-style-name="Text_20_body" style:list-style-name="L4">
      <style:paragraph-properties fo:text-align="justify" style:justify-single-word="false"/>
      <style:text-properties officeooo:rsid="001291a0" officeooo:paragraph-rsid="001291a0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rsid="001291a0" officeooo:paragraph-rsid="0014d073"/>
    </style:style>
    <style:style style:name="P16" style:family="paragraph" style:parent-style-name="Text_20_body" style:list-style-name="L6">
      <style:paragraph-properties fo:text-align="justify" style:justify-single-word="false"/>
      <style:text-properties officeooo:rsid="001291a0" officeooo:paragraph-rsid="0014d073"/>
    </style:style>
    <style:style style:name="P17" style:family="paragraph" style:parent-style-name="Text_20_body">
      <style:paragraph-properties fo:text-align="justify" style:justify-single-word="false"/>
      <style:text-properties officeooo:rsid="001291a0" officeooo:paragraph-rsid="0014d073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rsid="0013b957" officeooo:paragraph-rsid="0013b957"/>
    </style:style>
    <style:style style:name="P19" style:family="paragraph" style:parent-style-name="Text_20_body" style:list-style-name="L5">
      <style:paragraph-properties fo:text-align="justify" style:justify-single-word="false"/>
      <style:text-properties officeooo:rsid="0013b957" officeooo:paragraph-rsid="0014c2d5"/>
    </style:style>
    <style:style style:name="P20" style:family="paragraph" style:parent-style-name="Text_20_body" style:list-style-name="L6">
      <style:paragraph-properties fo:text-align="justify" style:justify-single-word="false"/>
      <style:text-properties officeooo:rsid="0013b957" officeooo:paragraph-rsid="0014d073"/>
    </style:style>
    <style:style style:name="P21" style:family="paragraph" style:parent-style-name="Text_20_body" style:list-style-name="L6">
      <style:paragraph-properties fo:text-align="justify" style:justify-single-word="false"/>
      <style:text-properties officeooo:rsid="0014d073" officeooo:paragraph-rsid="0014d073"/>
    </style:style>
    <style:style style:name="P22" style:family="paragraph" style:parent-style-name="Text_20_body">
      <style:text-properties fo:font-size="15pt" fo:font-weight="bold" officeooo:rsid="0014d073" officeooo:paragraph-rsid="0014d073" style:font-size-asian="15pt" style:font-weight-asian="bold" style:font-size-complex="15pt" style:font-weight-complex="bold"/>
    </style:style>
    <style:style style:name="P23" style:family="paragraph" style:parent-style-name="Text_20_body">
      <style:text-properties fo:font-size="6pt" officeooo:rsid="001196d0" officeooo:paragraph-rsid="0014c2d5" style:font-size-asian="5.25pt" style:font-size-complex="6pt"/>
    </style:style>
    <style:style style:name="P24" style:family="paragraph" style:parent-style-name="Text_20_body">
      <style:text-properties fo:font-size="6pt" officeooo:rsid="001196d0" officeooo:paragraph-rsid="0014d073" style:font-size-asian="5.25pt" style:font-size-complex="6pt"/>
    </style:style>
    <style:style style:name="P25" style:family="paragraph" style:parent-style-name="Text_20_body">
      <style:paragraph-properties fo:text-align="justify" style:justify-single-word="false"/>
      <style:text-properties officeooo:rsid="001600ce" officeooo:paragraph-rsid="001600ce"/>
    </style:style>
    <style:style style:name="P26" style:family="paragraph" style:parent-style-name="Text_20_body" style:list-style-name="L7">
      <style:paragraph-properties fo:text-align="justify" style:justify-single-word="false"/>
      <style:text-properties officeooo:rsid="001600ce" officeooo:paragraph-rsid="001600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4c2d5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4c2d5"/>
    </style:style>
    <style:style style:name="T7" style:family="text">
      <style:text-properties officeooo:rsid="0014d073"/>
    </style:style>
    <style:style style:name="T8" style:family="text">
      <style:text-properties fo:background-color="#ffcc00" loext:char-shading-value="0"/>
    </style:style>
    <style:style style:name="T9" style:family="text">
      <style:text-properties officeooo:rsid="0014d073" fo:background-color="#ffcc00" loext:char-shading-value="0"/>
    </style:style>
    <style:style style:name="T10" style:family="text">
      <style:text-properties fo:background-color="#99ff99" loext:char-shading-value="0"/>
    </style:style>
    <style:style style:name="T11" style:family="text">
      <style:text-properties officeooo:rsid="00159f3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leiner Praxistest GruWo Handschrifterkennung-App </text:p>
      <text:h text:style-name="P1" text:outline-level="1">Mit der App vertraut machen</text:h>
      <text:list xml:id="list5946234038355972931" text:style-name="L2">
        <text:list-item>
          <text:p text:style-name="P10">Dem Tester erklären, wozu die App gedacht ist</text:p>
        </text:list-item>
        <text:list-item>
          <text:p text:style-name="P10">Die zwei Modi zeigen: Eingabe, Notizen</text:p>
        </text:list-item>
        <text:list-item>
          <text:p text:style-name="P10">Im Notizen Tab: dem Tester zeigen, wie man</text:p>
          <text:list>
            <text:list-item>
              <text:p text:style-name="P10"><text:s/>Text schreibt</text:p>
            </text:list-item>
            <text:list-item>
              <text:p text:style-name="P10">den Text im Widget scrollt</text:p>
            </text:list-item>
            <text:list-item>
              <text:p text:style-name="P10">die Cursorposition ändert</text:p>
            </text:list-item>
            <text:list-item>
              <text:p text:style-name="P10">Leerzeichen einfügt</text:p>
            </text:list-item>
            <text:list-item>
              <text:p text:style-name="P10">Zeichen löscht</text:p>
            </text:list-item>
            <text:list-item>
              <text:p text:style-name="P10">Text übernimmt</text:p>
            </text:list-item>
            <text:list-item>
              <text:p text:style-name="P10">Text im Label auswählt und zum Bearbeiten zurückholt</text:p>
            </text:list-item>
          </text:list>
        </text:list-item>
        <text:list-item>
          <text:p text:style-name="P10">dem Tester Zeit zum Rumspielen geben</text:p>
        </text:list-item>
      </text:list>
      <text:h text:style-name="Heading_20_1" text:outline-level="1">Einzelworteingabe</text:h>
      <text:list xml:id="list6926237549982773593" text:style-name="L3">
        <text:list-item>
          <text:p text:style-name="P11">Der Tester soll <text:span text:style-name="T2">im Eingabemodus</text:span> die folgenden 5 Worte hintereinander schreiben:</text:p>
        </text:list-item>
      </text:list>
      <text:p text:style-name="P9"/>
      <text:p text:style-name="P3">Hallo Schraube Beginn Wikipedia Familie</text:p>
      <text:p text:style-name="P4"/>
      <text:p text:style-name="P4"/>
      <text:list xml:id="list4378449376493043436" text:style-name="L4">
        <text:list-item>
          <text:p text:style-name="P14">normales Tempo, hintereinander in eine Zeile, <text:span text:style-name="T2">nur ein einziger Versuch</text:span> (keine Korrektur)</text:p>
        </text:list-item>
        <text:list-item>
          <text:p text:style-name="P18"><text:span text:style-name="T5">Messwerte</text:span>:</text:p>
          <text:list>
            <text:list-item>
              <text:p text:style-name="P18">Anzahl der falsch erkannten Buchstaben im Handschrifterkennungs-Ergebnis</text:p>
            </text:list-item>
            <text:list-item>
              <text:p text:style-name="P18">Dauer der Eingabe</text:p>
            </text:list-item>
          </text:list>
        </text:list-item>
      </text:list>
      <text:h text:style-name="Heading_20_1" text:outline-level="1"><text:soft-page-break/>Texteingabe</text:h>
      <text:list xml:id="list191421258117156" text:continue-list="list6926237549982773593" text:style-name="L3">
        <text:list-item>
          <text:p text:style-name="P12">Der Tester soll <text:span text:style-name="T2">im </text:span><text:span text:style-name="T3">Notizenmodus</text:span> <text:span text:style-name="T6">den</text:span> folgenden <text:span text:style-name="T6">Text</text:span> schreiben <text:span text:style-name="T6">(mit allen Zeichen und Zeilenumbrüchen)</text:span>:</text:p>
        </text:list-item>
      </text:list>
      <text:p text:style-name="P23"/>
      <text:p text:style-name="P7">17.09.2014, 13:56 Uhr:</text:p>
      <text:p text:style-name="P7">Bediener 0815</text:p>
      <text:p text:style-name="P7">- Anlageverhalten ok, Produktqualität noch i.O.? → überprüfen!</text:p>
      <text:p text:style-name="P5"/>
      <text:p text:style-name="P5"/>
      <text:list xml:id="list2044048474620581076" text:style-name="L5">
        <text:list-item>
          <text:p text:style-name="P15">normales Tempo, <text:span text:style-name="T6">mit allen Zeichen und Zeilenumbrüchen</text:span>, <text:span text:style-name="T2">nur ein einziger Versuch</text:span> (keine Korrektur)</text:p>
        </text:list-item>
        <text:list-item>
          <text:p text:style-name="P19"><text:span text:style-name="T5">Messwerte</text:span>:</text:p>
          <text:list>
            <text:list-item>
              <text:p text:style-name="P19">Anzahl der falsch erkannten Buchstaben im Handschrifterkennungs-Ergebnis</text:p>
            </text:list-item>
            <text:list-item>
              <text:p text:style-name="P19">Dauer der Eingabe</text:p>
            </text:list-item>
          </text:list>
        </text:list-item>
      </text:list>
      <text:h text:style-name="P2" text:outline-level="1">Textkorrektur</text:h>
      <text:list xml:id="list191420285855870" text:continue-list="list191421258117156" text:style-name="L3">
        <text:list-item>
          <text:p text:style-name="P13">Der Tester soll <text:span text:style-name="T2">im </text:span><text:span text:style-name="T3">Notizenmodus</text:span> <text:span text:style-name="T6">den</text:span> folgenden <text:span text:style-name="T6">Text</text:span> <text:span text:style-name="T7">korrigieren:</text:span></text:p>
        </text:list-item>
      </text:list>
      <text:p text:style-name="P24"/>
      <text:p text:style-name="P22">FALSCH:</text:p>
      <text:p text:style-name="P8"><text:span text:style-name="T9">3</text:span>7.09.2014, 13<text:span text:style-name="T8">-</text:span>56 Uhr:</text:p>
      <text:p text:style-name="P8">Bediener 0815</text:p>
      <text:p text:style-name="P8">- Anlageverhalten <text:span text:style-name="T8">ok </text:span><text:span text:style-name="T9">ok</text:span>, Produktq<text:span text:style-name="T8">ul</text:span>ität noc<text:span text:style-name="T8">hi</text:span>.O.? → überprüfen!</text:p>
      <text:p text:style-name="P6"/>
      <text:p text:style-name="P6"/>
      <text:p text:style-name="P22">RICHTIG:</text:p>
      <text:p text:style-name="P8"><text:span text:style-name="T10">1</text:span>7.09.2014, 13<text:span text:style-name="T10">:</text:span>56 Uhr:</text:p>
      <text:p text:style-name="P8">Bediener 0815</text:p>
      <text:p text:style-name="P8">- Anlageverhalten <text:span text:style-name="T10">ok</text:span>, Produktq<text:span text:style-name="T10">ual</text:span>ität noc<text:span text:style-name="T10">h i</text:span>.O.? → überprüfen!</text:p>
      <text:p text:style-name="P17"/>
      <text:p text:style-name="P17"/>
      <text:list xml:id="list3893299042735081249" text:style-name="L6">
        <text:list-item>
          <text:p text:style-name="P21">Der falsche Text ist als MEMO 1 gespeichert (Button anklicken, dann erscheint er im Label)</text:p>
        </text:list-item>
        <text:list-item>
          <text:p text:style-name="P16">normales Tempo, <text:span text:style-name="T7">so lange, bis alle Fehler korrigiert sind</text:span></text:p>
        </text:list-item>
        <text:list-item>
          <text:p text:style-name="P20"><text:span text:style-name="T5">Messwerte</text:span>:</text:p>
          <text:list>
            <text:list-item>
              <text:p text:style-name="P20">Dauer der <text:span text:style-name="T11">Korrektur</text:span></text:p>
            </text:list-item>
          </text:list>
        </text:list-item>
      </text:list>
      <text:p text:style-name="P25"><text:soft-page-break/>Wenn dann noch Lust besteht, dann könnt ihr das gleiche zum Vergleich nochmal mit einer normalen Tastatur machen:</text:p>
      <text:list xml:id="list4090336213011245041" text:style-name="L7">
        <text:list-item>
          <text:p text:style-name="P26"><text:span text:style-name="T5">Für die Einzelworteingabe</text:span>: </text:p>
          <text:list>
            <text:list-item>
              <text:p text:style-name="P26">auf dem Desktop <text:span text:style-name="T2">memo_leer.txt</text:span> öffnen</text:p>
            </text:list-item>
            <text:list-item>
              <text:p text:style-name="P26">Worte wie zuvor schreiben (Nicht speichern! ;))</text:p>
            </text:list-item>
            <text:list-item>
              <text:p text:style-name="P26">Zeit und Fehlerzahl notieren</text:p>
            </text:list-item>
          </text:list>
        </text:list-item>
        <text:list-item>
          <text:p text:style-name="P26"><text:span text:style-name="T5">Für die Einzelworteingabe</text:span>: </text:p>
          <text:list>
            <text:list-item>
              <text:p text:style-name="P26">in<text:span text:style-name="T2"> memo_leer.txt </text:span><text:span text:style-name="T13">den Text wie zuvor schreiben (Nicht speichern! ;))</text:span></text:p>
            </text:list-item>
            <text:list-item>
              <text:p text:style-name="P26"><text:span text:style-name="T13">Zeit und Fehler notieren</text:span></text:p>
            </text:list-item>
          </text:list>
        </text:list-item>
        <text:list-item>
          <text:p text:style-name="P26"><text:span text:style-name="T5">Für die Einzelworteingabe</text:span>: </text:p>
          <text:list>
            <text:list-item>
              <text:p text:style-name="P26"><text:span text:style-name="T13">auf dem Desktop</text:span><text:span text:style-name="T2"> memo1.txt </text:span><text:span text:style-name="T13">öffnen</text:span></text:p>
            </text:list-item>
            <text:list-item>
              <text:p text:style-name="P26"><text:span text:style-name="T13">den Text wie zuvor korrigieren (Nicht speichern! ;))</text:span></text:p>
            </text:list-item>
            <text:list-item>
              <text:p text:style-name="P26"><text:span text:style-name="T13">Zeit notiere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30099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4in" fo:margin-bottom="0.0799in" loext:contextual-spacing="false" fo:line-height="200%" fo:text-align="center" style:justify-single-word="false" fo:text-indent="0in" style:auto-text-indent="false"/>
      <style:text-properties fo:color="#330099" fo:font-size="130%" fo:font-weight="bold" style:font-size-asian="130%" style:font-weight-asian="bold" style:font-size-complex="130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8:33:41.139878019</meta:creation-date>
    <dc:date>2018-02-13T19:14:19.252816304</dc:date>
    <meta:editing-duration>PT19M5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328" meta:character-count="2121" meta:non-whitespace-character-count="1880"/>
  </office:meta>
</office:document-meta>
</file>